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7C05127A4C29124.png" manifest:media-type="image/png"/>
  <manifest:file-entry manifest:full-path="Pictures/10000201000008E80000058B22497AC31537C9F6.png" manifest:media-type="image/png"/>
  <manifest:file-entry manifest:full-path="Pictures/10000000000001A9000003525683F991649DB56F.jpg" manifest:media-type="image/jpeg"/>
  <manifest:file-entry manifest:full-path="Pictures/10000000000001A60000035566D8D6E58E902F2A.jpg" manifest:media-type="image/jpeg"/>
  <manifest:file-entry manifest:full-path="Pictures/100000000000019F000003554EA167FBF589DCCC.jpg" manifest:media-type="image/jpeg"/>
  <manifest:file-entry manifest:full-path="Pictures/10000201000008B20000056EEA1E0857822FBDC8.png" manifest:media-type="image/png"/>
  <manifest:file-entry manifest:full-path="Pictures/100000000000018800000308113E4946D8D0E249.jpg" manifest:media-type="image/jpeg"/>
  <manifest:file-entry manifest:full-path="Pictures/10000201000009F00000062E78436D02BAE25602.png" manifest:media-type="image/png"/>
  <manifest:file-entry manifest:full-path="Pictures/10000201000008E100000585645ED4902A6BD91A.png" manifest:media-type="image/png"/>
  <manifest:file-entry manifest:full-path="Pictures/10000000000001AA00000353017065ADADA6CA5B.jpg" manifest:media-type="image/jpeg"/>
  <manifest:file-entry manifest:full-path="Pictures/1000020100000951000005C97F2614AEFFAC420C.png" manifest:media-type="image/png"/>
  <manifest:file-entry manifest:full-path="Pictures/1000020100000951000005CDABE8EB908D0EB49D.png" manifest:media-type="image/png"/>
  <manifest:file-entry manifest:full-path="Pictures/10000000000001A5000003537938ADF6C5B208A2.jpg" manifest:media-type="image/jpeg"/>
  <manifest:file-entry manifest:full-path="Pictures/10000201000008E50000058D01C52443785FDF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69a2e" draw:textarea-horizontal-align="justify" draw:textarea-vertical-align="middle" draw:auto-grow-height="false" fo:min-height="5.556cm" fo:min-width="1.8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69a2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164cm" svg:height="22.568cm" svg:x="4.5cm" svg:y="8cm">
          <draw:image xlink:href="Pictures/10000000000001A60000035566D8D6E58E902F2A.jpg" xlink:type="simple" xlink:show="embed" xlink:actuate="onLoad" draw:mime-type="image/jpeg">
            <text:p/>
          </draw:image>
        </draw:frame>
        <draw:frame draw:style-name="gr1" draw:text-style-name="P1" draw:layer="layout" svg:width="32.04cm" svg:height="20cm" svg:x="23.71cm" svg:y="9.25cm">
          <draw:image xlink:href="Pictures/10000201000008B20000056EEA1E0857822FBDC8.png" xlink:type="simple" xlink:show="embed" xlink:actuate="onLoad" draw:mime-type="image/png">
            <text:p/>
          </draw:image>
        </draw:frame>
        <draw:custom-shape draw:style-name="gr2" draw:text-style-name="P2" draw:layer="layout" svg:width="4.75cm" svg:height="7.248cm" draw:transform="rotate (1.58091923645646) translate (16.025cm 21.7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Predeterminado">
        <draw:frame draw:style-name="gr1" draw:text-style-name="P1" draw:layer="layout" svg:width="11.244cm" svg:height="22.489cm" svg:x="6.25cm" svg:y="10.5cm">
          <draw:image xlink:href="Pictures/10000000000001A9000003525683F991649DB56F.jpg" xlink:type="simple" xlink:show="embed" xlink:actuate="onLoad" draw:mime-type="image/jpeg">
            <text:p/>
          </draw:image>
        </draw:frame>
        <draw:frame draw:style-name="gr1" draw:text-style-name="P1" draw:layer="layout" svg:width="32.14cm" svg:height="20cm" svg:x="25.5cm" svg:y="11.75cm">
          <draw:image xlink:href="Pictures/10000201000008E80000058B22497AC31537C9F6.png" xlink:type="simple" xlink:show="embed" xlink:actuate="onLoad" draw:mime-type="image/png">
            <text:p/>
          </draw:image>
        </draw:frame>
        <draw:custom-shape draw:style-name="gr2" draw:text-style-name="P2" draw:layer="layout" svg:width="4.75cm" svg:height="7.248cm" draw:transform="rotate (1.58091923645646) translate (17.752cm 24.2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Predeterminado">
        <draw:frame draw:style-name="gr1" draw:text-style-name="P1" draw:layer="layout" svg:width="11.5cm" svg:height="22.5cm" svg:x="4.25cm" svg:y="8cm">
          <draw:image xlink:href="Pictures/100000000000018800000308113E4946D8D0E249.jpg" xlink:type="simple" xlink:show="embed" xlink:actuate="onLoad" draw:mime-type="image/jpeg">
            <text:p/>
          </draw:image>
        </draw:frame>
        <draw:frame draw:style-name="gr1" draw:text-style-name="P1" draw:layer="layout" svg:width="32.16cm" svg:height="20cm" svg:x="24.195cm" svg:y="9.306cm">
          <draw:image xlink:href="Pictures/10000201000009F00000062E78436D02BAE25602.png" xlink:type="simple" xlink:show="embed" xlink:actuate="onLoad" draw:mime-type="image/png">
            <text:p/>
          </draw:image>
        </draw:frame>
        <draw:custom-shape draw:style-name="gr2" draw:text-style-name="P2" draw:layer="layout" svg:width="4.75cm" svg:height="7.248cm" draw:transform="rotate (1.58091923645646) translate (15.993cm 21.62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Predeterminado">
        <draw:frame draw:style-name="gr1" draw:text-style-name="P1" draw:layer="layout" svg:width="10.979cm" svg:height="22.568cm" svg:x="6cm" svg:y="8.5cm">
          <draw:image xlink:href="Pictures/100000000000019F000003554EA167FBF589DCCC.jpg" xlink:type="simple" xlink:show="embed" xlink:actuate="onLoad" draw:mime-type="image/jpeg">
            <text:p/>
          </draw:image>
        </draw:frame>
        <draw:frame draw:style-name="gr1" draw:text-style-name="P1" draw:layer="layout" svg:width="32.17cm" svg:height="20cm" svg:x="25cm" svg:y="9.5cm">
          <draw:image xlink:href="Pictures/10000201000008E100000585645ED4902A6BD91A.png" xlink:type="simple" xlink:show="embed" xlink:actuate="onLoad" draw:mime-type="image/png">
            <text:p/>
          </draw:image>
        </draw:frame>
        <draw:custom-shape draw:style-name="gr2" draw:text-style-name="P2" draw:layer="layout" svg:width="4.75cm" svg:height="7.248cm" draw:transform="rotate (1.58091923645646) translate (17.298cm 22.07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5" draw:style-name="dp1" draw:master-page-name="Predeterminado">
        <draw:frame draw:style-name="gr1" draw:text-style-name="P1" draw:layer="layout" svg:width="13.52cm" svg:height="27.01cm" svg:x="4.75cm" svg:y="7.25cm">
          <draw:image xlink:href="Pictures/10000000000001AA00000353017065ADADA6CA5B.jpg" xlink:type="simple" xlink:show="embed" xlink:actuate="onLoad" draw:mime-type="image/jpeg">
            <text:p/>
          </draw:image>
        </draw:frame>
        <draw:frame draw:style-name="gr1" draw:text-style-name="P1" draw:layer="layout" svg:width="30.6cm" svg:height="19cm" svg:x="27.4cm" svg:y="21.75cm">
          <draw:image xlink:href="Pictures/1000020100000951000005C97F2614AEFFAC420C.png" xlink:type="simple" xlink:show="embed" xlink:actuate="onLoad" draw:mime-type="image/png">
            <text:p/>
          </draw:image>
        </draw:frame>
        <draw:frame draw:style-name="gr1" draw:text-style-name="P1" draw:layer="layout" svg:width="30.51cm" svg:height="19cm" svg:x="27.5cm" svg:y="1.25cm">
          <draw:image xlink:href="Pictures/1000020100000951000005CDABE8EB908D0EB49D.png" xlink:type="simple" xlink:show="embed" xlink:actuate="onLoad" draw:mime-type="image/png">
            <text:p/>
          </draw:image>
        </draw:frame>
        <draw:custom-shape draw:style-name="gr2" draw:text-style-name="P2" draw:layer="layout" svg:width="4.75cm" svg:height="7.248cm" draw:transform="rotate (1.58091923645646) translate (19.002cm 23.2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Predeterminado">
        <draw:frame draw:style-name="gr1" draw:text-style-name="P1" draw:layer="layout" svg:width="11.138cm" svg:height="22.515cm" svg:x="6.612cm" svg:y="7.5cm">
          <draw:image xlink:href="Pictures/10000000000001A5000003537938ADF6C5B208A2.jpg" xlink:type="simple" xlink:show="embed" xlink:actuate="onLoad" draw:mime-type="image/jpeg">
            <text:p/>
          </draw:image>
        </draw:frame>
        <draw:frame draw:style-name="gr1" draw:text-style-name="P1" draw:layer="layout" svg:width="32.05cm" svg:height="20cm" svg:x="25.45cm" svg:y="9.25cm">
          <draw:image xlink:href="Pictures/10000201000008E50000058D01C52443785FDFD3.png" xlink:type="simple" xlink:show="embed" xlink:actuate="onLoad" draw:mime-type="image/png">
            <text:p/>
          </draw:image>
        </draw:frame>
        <draw:custom-shape draw:style-name="gr2" draw:text-style-name="P2" draw:layer="layout" svg:width="4.75cm" svg:height="7.248cm" draw:transform="rotate (1.58091923645646) translate (18.002cm 21.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87C05127A4C29124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4T13:45:52.985000000</dc:date>
    <meta:editing-duration>PT18H31M57S</meta:editing-duration>
    <meta:editing-cycles>26</meta:editing-cycles>
    <meta:generator>LibreOffice/7.1.2.2$Windows_X86_64 LibreOffice_project/8a45595d069ef5570103caea1b71cc9d82b2aae4</meta:generator>
    <meta:document-statistic meta:object-count="19"/>
  </office:meta>
</office:document-meta>
</file>